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e8f2a1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0,100)" table:allow-empty-cell="true" table:base-cell-address="Sheet1.B5">
          <table:help-message table:title="テストの点数を入力せよ" table:display="true">
            <text:p>0〜100の整数で。</text:p>
          </table:help-message>
          <table:error-message table:message-type="stop" table:title="不正値です" table:display="true">
            <text:p>テストの点数は0〜100の整数を入力してください。</text:p>
          </table:error-message>
        </table:content-validation>
        <table:content-validation table:name="val2" table:condition="of:cell-content-is-decimal-number() and cell-content-is-between(0,1)" table:allow-empty-cell="true" table:base-cell-address="Sheet1.B6">
          <table:help-message table:title="確率を入力せよ" table:display="true">
            <text:p>0〜1までの少数で。</text:p>
          </table:help-message>
          <table:error-message table:message-type="stop" table:title="不正値です" table:display="true">
            <text:p>確率は0〜1までの少数で入力してください。</text:p>
          </table:error-message>
        </table:content-validation>
        <table:content-validation table:name="val3" table:condition="of:cell-content-is-date() and cell-content-is-between(43831,2958465)" table:allow-empty-cell="true" table:base-cell-address="Sheet1.B7">
          <table:help-message table:title="日付を入力せよ" table:display="true">
            <text:p>YYYY-MM-DD形式で。</text:p>
          </table:help-message>
          <table:error-message table:message-type="stop" table:title="不正値です" table:display="true">
            <text:p>日付は2020-01-01〜9999-12-31の間で入力せよ。</text:p>
          </table:error-message>
        </table:content-validation>
        <table:content-validation table:name="val4" table:condition="of:cell-content-is-time() and cell-content-is-between(0.375,0.75)" table:allow-empty-cell="true" table:base-cell-address="Sheet1.B8">
          <table:help-message table:title="時刻を入力せよ" table:display="true">
            <text:p>H:M形式で。</text:p>
          </table:help-message>
          <table:error-message table:message-type="stop" table:title="不正値です" table:display="true">
            <text:p>時刻は09:00〜18:00の間で入力せよ。</text:p>
          </table:error-message>
        </table:content-validation>
        <table:content-validation table:name="val5" table:condition="of:cell-content-text-length()=3" table:allow-empty-cell="true" table:base-cell-address="Sheet1.B9">
          <table:help-message table:title="3文字のテキストを入力せよ" table:display="true">
            <text:p>3文字だぞ？　絶対3文字だからな？</text:p>
          </table:help-message>
          <table:error-message table:message-type="stop" table:title="不正値です" table:display="true">
            <text:p>3文字って言ったじゃん。それ以外は認めん。</text:p>
          </table:error-message>
        </table:content-validation>
        <table:content-validation table:name="val6" table:condition="of:cell-content-is-in-list(&quot;私&quot;;&quot;僕&quot;;&quot;俺&quot;;&quot;儂&quot;;&quot;我輩&quot;;&quot;オラ&quot;;&quot;おいどん&quot;;&quot;ぽっくん&quot;;&quot;&quot;)" table:allow-empty-cell="true" table:display-list="unsorted" table:base-cell-address="Sheet1.B10">
          <table:help-message table:title="あなたが普段使っている一人称は？" table:display="true">
            <text:p>選べ。</text:p>
          </table:help-message>
          <table:error-message table:message-type="stop" table:title="不正値です" table:display="true">
            <text:p>勝手に入力すんな。</text:p>
          </table:error-message>
        </table:content-validation>
        <table:content-validation table:name="val7" table:condition="of:cell-content-is-in-list([$Sheet2.$B$2:.$B$6])" table:allow-empty-cell="true" table:display-list="unsorted" table:base-cell-address="Sheet1.B11">
          <table:help-message table:title="あなたが普段使っている二人称は？" table:display="true">
            <text:p>選べ。</text:p>
          </table:help-message>
          <table:error-message table:message-type="stop" table:title="不正値です" table:display="true">
            <text:p>勝手に選択肢を増やすなど認めぬ。</text:p>
          </table:error-message>
        </table:content-validation>
      </table:content-validations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メニュー→Data→入力規則</text:p>
          </table:table-cell>
          <table:covered-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条件</text:p>
          </table:table-cell>
          <table:table-cell table:style-name="ce2" office:value-type="string" calcext:value-type="string">
            <text:p>入力規則</text:p>
          </table:table-cell>
        </table:table-row>
        <table:table-row table:style-name="ro1">
          <table:table-cell office:value-type="string" calcext:value-type="string">
            <text:p>すべての値</text:p>
          </table:table-cell>
          <table:table-cell table:style-name="ce3"/>
        </table:table-row>
        <table:table-row table:style-name="ro1">
          <table:table-cell office:value-type="string" calcext:value-type="string">
            <text:p>整数</text:p>
          </table:table-cell>
          <table:table-cell table:style-name="ce3" table:content-validation-name="val1"/>
        </table:table-row>
        <table:table-row table:style-name="ro1">
          <table:table-cell office:value-type="string" calcext:value-type="string">
            <text:p>少数</text:p>
          </table:table-cell>
          <table:table-cell table:style-name="ce3" table:content-validation-name="val2"/>
        </table:table-row>
        <table:table-row table:style-name="ro1">
          <table:table-cell office:value-type="string" calcext:value-type="string">
            <text:p>日付</text:p>
          </table:table-cell>
          <table:table-cell table:style-name="ce3" table:content-validation-name="val3"/>
        </table:table-row>
        <table:table-row table:style-name="ro1">
          <table:table-cell office:value-type="string" calcext:value-type="string">
            <text:p>時刻</text:p>
          </table:table-cell>
          <table:table-cell table:style-name="ce3" table:content-validation-name="val4"/>
        </table:table-row>
        <table:table-row table:style-name="ro1">
          <table:table-cell office:value-type="string" calcext:value-type="string">
            <text:p>テキストの長さ</text:p>
          </table:table-cell>
          <table:table-cell table:style-name="ce3" table:content-validation-name="val5"/>
        </table:table-row>
        <table:table-row table:style-name="ro1">
          <table:table-cell office:value-type="string" calcext:value-type="string">
            <text:p>リスト</text:p>
          </table:table-cell>
          <table:table-cell table:style-name="ce3" table:content-validation-name="val6"/>
        </table:table-row>
        <table:table-row table:style-name="ro1">
          <table:table-cell office:value-type="string" calcext:value-type="string">
            <text:p>セルの範囲</text:p>
          </table:table-cell>
          <table:table-cell table:style-name="ce3" table:content-validation-name="val7"/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4" office:value-type="string" calcext:value-type="string">
            <text:p>SecondPerson</text:p>
          </table:table-cell>
        </table:table-row>
        <table:table-row table:style-name="ro1">
          <table:table-cell/>
          <table:table-cell office:value-type="string" calcext:value-type="string">
            <text:p>あなた</text:p>
          </table:table-cell>
        </table:table-row>
        <table:table-row table:style-name="ro1">
          <table:table-cell/>
          <table:table-cell office:value-type="string" calcext:value-type="string">
            <text:p>君</text:p>
          </table:table-cell>
        </table:table-row>
        <table:table-row table:style-name="ro1">
          <table:table-cell/>
          <table:table-cell office:value-type="string" calcext:value-type="string">
            <text:p>お前</text:p>
          </table:table-cell>
        </table:table-row>
        <table:table-row table:style-name="ro1">
          <table:table-cell/>
          <table:table-cell office:value-type="string" calcext:value-type="string">
            <text:p>てめぇ</text:p>
          </table:table-cell>
        </table:table-row>
        <table:table-row table:style-name="ro1">
          <table:table-cell/>
          <table:table-cell office:value-type="string" calcext:value-type="string">
            <text:p>おい</text:p>
          </table:table-cell>
        </table:table-row>
      </table:table>
      <table:named-expressions/>
      <table:database-ranges>
        <table:database-range table:name="__Anonymous_DB__1" table:target-range-address="Sheet1.A3:Sheet1.B1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4:07:27.517856722</meta:creation-date>
    <meta:generator>LibreOffice/6.1.5.2$Linux_ARM_EABI LibreOffice_project/10$Build-2</meta:generator>
    <dc:date>2020-10-12T14:40:20.955546273</dc:date>
    <meta:editing-duration>PT5M34S</meta:editing-duration>
    <meta:editing-cycles>1</meta:editing-cycles>
    <meta:document-statistic meta:table-count="2" meta:cell-count="17" meta:object-count="0"/>
  </office:meta>
</office:document-meta>
</file>